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'Helvetica Neue', sans-serif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167in" fo:margin-left="0in" table:align="left"/>
    </style:style>
    <style:style style:name="Table1.A" style:family="table-column">
      <style:table-column-properties style:column-width="1.6132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4188in"/>
    </style:style>
    <style:style style:name="Table1.D" style:family="table-column">
      <style:table-column-properties style:column-width="1.5736in"/>
    </style:style>
    <style:style style:name="Table1.E" style:family="table-column">
      <style:table-column-properties style:column-width="1.75in"/>
    </style:style>
    <style:style style:name="Table1.A1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1.E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1.A2" style:family="table-cell">
      <style:table-cell-properties style:vertical-align="middle" fo:padding="0.0382in" fo:border-left="none" fo:border-right="0.5pt solid #000000" fo:border-top="none" fo:border-bottom="none" style:writing-mode="page"/>
    </style:style>
    <style:style style:name="Table1.E2" style:family="table-cell">
      <style:table-cell-properties style:vertical-align="middle" fo:padding="0.0382in" fo:border="none" style:writing-mode="page"/>
    </style:style>
    <style:style style:name="Table2" style:family="table">
      <style:table-properties style:width="5.6264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1.3306in"/>
    </style:style>
    <style:style style:name="Table2.C" style:family="table-column">
      <style:table-column-properties style:column-width="1.6931in"/>
    </style:style>
    <style:style style:name="Table2.D" style:family="table-column">
      <style:table-column-properties style:column-width="1.1236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2.B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.C1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2.A2" style:family="table-cell">
      <style:table-cell-properties style:vertical-align="middle" fo:padding="0.0382in" fo:border="none" style:writing-mode="page"/>
    </style:style>
    <style:style style:name="Table2.B2" style:family="table-cell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2.C2" style:family="table-cell">
      <style:table-cell-properties style:vertical-align="middle" fo:padding="0.0382in" fo:border-left="none" fo:border-right="0.5pt solid #000000" fo:border-top="none" fo:border-bottom="none" style:writing-mode="page"/>
    </style:style>
    <style:style style:name="Table2.D2" style:family="table-cell" style:data-style-name="N0">
      <style:table-cell-properties style:vertical-align="middle" fo:padding="0in" fo:border="none" style:writing-mode="page"/>
    </style:style>
    <style:style style:name="Table3" style:family="table">
      <style:table-properties style:width="5.6264in" table:align="left"/>
    </style:style>
    <style:style style:name="Table3.A" style:family="table-column">
      <style:table-column-properties style:column-width="1.4389in"/>
    </style:style>
    <style:style style:name="Table3.B" style:family="table-column">
      <style:table-column-properties style:column-width="1.3708in"/>
    </style:style>
    <style:style style:name="Table3.C" style:family="table-column">
      <style:table-column-properties style:column-width="1.6931in"/>
    </style:style>
    <style:style style:name="Table3.D" style:family="table-column">
      <style:table-column-properties style:column-width="1.1236in"/>
    </style:style>
    <style:style style:name="Table3.A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3.B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3.C1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3.A2" style:family="table-cell">
      <style:table-cell-properties style:vertical-align="middle" fo:padding="0in" fo:border="none" style:writing-mode="page"/>
    </style:style>
    <style:style style:name="Table3.B2" style:family="table-cell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3.C2" style:family="table-cell">
      <style:table-cell-properties style:vertical-align="middle" fo:padding="0.0382in" fo:border-left="none" fo:border-right="0.5pt solid #000000" fo:border-top="none" fo:border-bottom="none" style:writing-mode="page"/>
    </style:style>
    <style:style style:name="Table3.D2" style:family="table-cell" style:data-style-name="N0">
      <style:table-cell-properties style:vertical-align="middle" fo:padding="0in" fo:border="none" style:writing-mode="page"/>
    </style:style>
    <style:style style:name="Table4" style:family="table">
      <style:table-properties style:width="6.3153in" table:align="left"/>
    </style:style>
    <style:style style:name="Table4.A" style:family="table-column">
      <style:table-column-properties style:column-width="1.5007in"/>
    </style:style>
    <style:style style:name="Table4.B" style:family="table-column">
      <style:table-column-properties style:column-width="1.6896in"/>
    </style:style>
    <style:style style:name="Table4.C" style:family="table-column">
      <style:table-column-properties style:column-width="1.6819in"/>
    </style:style>
    <style:style style:name="Table4.D" style:family="table-column">
      <style:table-column-properties style:column-width="1.4431in"/>
    </style:style>
    <style:style style:name="Table4.A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.B1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C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2" style:family="table-cell">
      <style:table-cell-properties style:vertical-align="middle" fo:padding="0in" fo:border="none" style:writing-mode="page"/>
    </style:style>
    <style:style style:name="Table4.B2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4.C2" style:family="table-cell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4.D2" style:family="table-cell" style:data-style-name="N0">
      <style:table-cell-properties style:vertical-align="middle"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007in" style:rel-column-width="14694*"/>
    </style:style>
    <style:style style:name="Table5.B" style:family="table-column">
      <style:table-column-properties style:column-width="1.809in" style:rel-column-width="17713*"/>
    </style:style>
    <style:style style:name="Table5.C" style:family="table-column">
      <style:table-column-properties style:column-width="1.7556in" style:rel-column-width="17189*"/>
    </style:style>
    <style:style style:name="Table5.D" style:family="table-column">
      <style:table-column-properties style:column-width="1.6278in" style:rel-column-width="15939*"/>
    </style:style>
    <style:style style:name="Table5.A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5.B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5.A2" style:family="table-cell">
      <style:table-cell-properties style:vertical-align="middle" fo:padding="0in" fo:border="none" style:writing-mode="page"/>
    </style:style>
    <style:style style:name="Table5.B2" style:family="table-cell" style:data-style-name="N0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5.D2" style:family="table-cell" style:data-style-name="N0">
      <style:table-cell-properties style:vertical-align="middle"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007in" style:rel-column-width="14694*"/>
    </style:style>
    <style:style style:name="Table7.B" style:family="table-column">
      <style:table-column-properties style:column-width="1.809in" style:rel-column-width="17713*"/>
    </style:style>
    <style:style style:name="Table7.C" style:family="table-column">
      <style:table-column-properties style:column-width="1.7556in" style:rel-column-width="17189*"/>
    </style:style>
    <style:style style:name="Table7.D" style:family="table-column">
      <style:table-column-properties style:column-width="1.6278in" style:rel-column-width="15939*"/>
    </style:style>
    <style:style style:name="Table7.A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7.B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7.C1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7.A2" style:family="table-cell">
      <style:table-cell-properties style:vertical-align="middle" fo:padding="0in" fo:border="none" style:writing-mode="page"/>
    </style:style>
    <style:style style:name="Table7.B2" style:family="table-cell" style:data-style-name="N0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7.C2" style:family="table-cell" style:data-style-name="N0">
      <style:table-cell-properties style:vertical-align="middle" fo:padding="0.0382in" fo:border-left="none" fo:border-right="0.5pt solid #000000" fo:border-top="none" fo:border-bottom="none" style:writing-mode="page"/>
    </style:style>
    <style:style style:name="Table7.D2" style:family="table-cell" style:data-style-name="N0">
      <style:table-cell-properties style:vertical-align="middle"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007in" style:rel-column-width="14694*"/>
    </style:style>
    <style:style style:name="Table6.B" style:family="table-column">
      <style:table-column-properties style:column-width="1.809in" style:rel-column-width="17713*"/>
    </style:style>
    <style:style style:name="Table6.C" style:family="table-column">
      <style:table-column-properties style:column-width="1.7556in" style:rel-column-width="17189*"/>
    </style:style>
    <style:style style:name="Table6.D" style:family="table-column">
      <style:table-column-properties style:column-width="1.6278in" style:rel-column-width="15939*"/>
    </style:style>
    <style:style style:name="Table6.A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6.B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6.C1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6.A2" style:family="table-cell">
      <style:table-cell-properties style:vertical-align="middle" fo:padding="0in" fo:border="none" style:writing-mode="page"/>
    </style:style>
    <style:style style:name="Table6.B2" style:family="table-cell" style:data-style-name="N0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6.C2" style:family="table-cell" style:data-style-name="N0">
      <style:table-cell-properties style:vertical-align="middle" fo:padding="0.0382in" fo:border-left="none" fo:border-right="0.5pt solid #000000" fo:border-top="none" fo:border-bottom="none" style:writing-mode="page"/>
    </style:style>
    <style:style style:name="Table6.D2" style:family="table-cell" style:data-style-name="N0">
      <style:table-cell-properties style:vertical-align="middle"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5007in" style:rel-column-width="14694*"/>
    </style:style>
    <style:style style:name="Table8.B" style:family="table-column">
      <style:table-column-properties style:column-width="1.809in" style:rel-column-width="17713*"/>
    </style:style>
    <style:style style:name="Table8.C" style:family="table-column">
      <style:table-column-properties style:column-width="1.7556in" style:rel-column-width="17189*"/>
    </style:style>
    <style:style style:name="Table8.D" style:family="table-column">
      <style:table-column-properties style:column-width="1.6278in" style:rel-column-width="15939*"/>
    </style:style>
    <style:style style:name="Table8.A1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8.B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8.C1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8.A2" style:family="table-cell">
      <style:table-cell-properties style:vertical-align="middle" fo:padding="0in" fo:border="none" style:writing-mode="page"/>
    </style:style>
    <style:style style:name="Table8.B2" style:family="table-cell" style:data-style-name="N0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8.C2" style:family="table-cell" style:data-style-name="N0">
      <style:table-cell-properties style:vertical-align="middle" fo:padding="0.0382in" fo:border-left="none" fo:border-right="0.5pt solid #000000" fo:border-top="none" fo:border-bottom="none" style:writing-mode="page"/>
    </style:style>
    <style:style style:name="Table8.D2" style:family="table-cell" style:data-style-name="N0">
      <style:table-cell-properties style:vertical-align="middle"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officeooo:rsid="001565f1" officeooo:paragraph-rsid="001565f1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2pt" officeooo:rsid="001565f1" officeooo:paragraph-rsid="00161e49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officeooo:rsid="001565f1" officeooo:paragraph-rsid="0017f8d5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1565f1" officeooo:paragraph-rsid="001565f1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1565f1" officeooo:paragraph-rsid="00161e49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1565f1" officeooo:paragraph-rsid="0017f8d5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paragraph-rsid="00161e49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paragraph-rsid="0017f8d5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161e49" officeooo:paragraph-rsid="00161e49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161e49" officeooo:paragraph-rsid="001565f1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161e49" officeooo:paragraph-rsid="0017f8d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17f8d5" officeooo:paragraph-rsid="0017f8d5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paragraph-rsid="00161e49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1565f1" officeooo:paragraph-rsid="001565f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1565f1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19486a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1ba666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565f1" officeooo:paragraph-rsid="001565f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565f1" officeooo:paragraph-rsid="0015b4bd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style:text-underline-style="none" fo:font-weight="normal" officeooo:rsid="001565f1" officeooo:paragraph-rsid="0017f8d5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normal" officeooo:rsid="00161e49" officeooo:paragraph-rsid="00161e49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style:text-underline-style="none" fo:font-weight="normal" officeooo:rsid="00161e49" officeooo:paragraph-rsid="0017f8d5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style:text-underline-style="none" fo:font-weight="normal" officeooo:rsid="0017f8d5" officeooo:paragraph-rsid="0017f8d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a54e7" officeooo:paragraph-rsid="001a54e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a666" officeooo:paragraph-rsid="001ba66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65f1" officeooo:paragraph-rsid="001565f1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style:text-underline-style="none" fo:font-weight="bold" officeooo:rsid="0017f8d5" officeooo:paragraph-rsid="0017f8d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a54e7" officeooo:paragraph-rsid="001a54e7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style:text-underline-style="none" officeooo:rsid="00161e49" officeooo:paragraph-rsid="00161e49" style:font-size-asian="10.5pt" style:font-size-complex="12pt"/>
    </style:style>
    <style:style style:name="P34" style:family="paragraph" style:parent-style-name="Standard">
      <style:text-properties style:font-name="Liberation Serif" fo:font-size="12pt" style:text-underline-style="none" officeooo:rsid="001565f1" officeooo:paragraph-rsid="00161e49" style:font-size-asian="10.5pt" style:font-size-complex="12pt"/>
    </style:style>
    <style:style style:name="P35" style:family="paragraph" style:parent-style-name="Standard">
      <style:text-properties style:font-name="Liberation Serif" fo:font-size="12pt" style:text-underline-style="solid" style:text-underline-width="auto" style:text-underline-color="font-color" officeooo:rsid="001565f1" officeooo:paragraph-rsid="00161e49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ba666" officeooo:paragraph-rsid="001ba66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ba666" officeooo:paragraph-rsid="001ba666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officeooo:paragraph-rsid="0015b4bd"/>
    </style:style>
    <style:style style:name="P39" style:family="paragraph" style:parent-style-name="Standard">
      <style:text-properties style:font-name="Liberation Serif" officeooo:paragraph-rsid="00161e49"/>
    </style:style>
    <style:style style:name="P40" style:family="paragraph" style:parent-style-name="Standard">
      <style:text-properties style:font-name="Liberation Serif" officeooo:rsid="00161e49" officeooo:paragraph-rsid="00161e49"/>
    </style:style>
    <style:style style:name="P41" style:family="paragraph" style:parent-style-name="Standard">
      <style:text-properties style:font-name="Liberation Serif" style:text-underline-style="none" officeooo:rsid="00161e49" officeooo:paragraph-rsid="00161e49"/>
    </style:style>
    <style:style style:name="P42" style:family="paragraph" style:parent-style-name="Standard">
      <style:text-properties style:font-name="Liberation Serif" fo:font-weight="bold" officeooo:rsid="0017f8d5" officeooo:paragraph-rsid="0017f8d5" style:font-weight-asian="bold" style:font-weight-complex="bold"/>
    </style:style>
    <style:style style:name="P43" style:family="paragraph" style:parent-style-name="Standard">
      <style:text-properties style:font-name="Liberation Serif" officeooo:paragraph-rsid="0017f8d5"/>
    </style:style>
    <style:style style:name="P44" style:family="paragraph" style:parent-style-name="Standard">
      <style:text-properties style:font-name="Liberation Serif" officeooo:rsid="0017f8d5" officeooo:paragraph-rsid="0017f8d5"/>
    </style:style>
    <style:style style:name="T1" style:family="text">
      <style:text-properties officeooo:rsid="0015b4b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565f1" style:font-size-asian="10.5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1565f1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normal" officeooo:rsid="001565f1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17f8d5" style:font-size-asian="10.5pt" style:font-weight-asian="normal" style:font-size-complex="12pt" style:font-weight-complex="normal"/>
    </style:style>
    <style:style style:name="T7" style:family="text">
      <style:text-properties fo:font-size="12pt" fo:font-weight="bold" officeooo:rsid="001565f1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style:font-size-asian="10.5pt" style:font-size-complex="12pt"/>
    </style:style>
    <style:style style:name="T9" style:family="text">
      <style:text-properties fo:font-size="12pt" style:text-underline-style="none" officeooo:rsid="001565f1" style:font-size-asian="10.5pt" style:font-size-complex="12pt"/>
    </style:style>
    <style:style style:name="T10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1" style:family="text">
      <style:text-properties fo:font-size="12pt" style:text-underline-style="none" fo:font-weight="bold" officeooo:rsid="001ba666" style:font-size-asian="10.5pt" style:font-weight-asian="bold" style:font-size-complex="12pt" style:font-weight-complex="bold"/>
    </style:style>
    <style:style style:name="T1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7f8d5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565f1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ba66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officeooo:rsid="00161e49"/>
    </style:style>
    <style:style style:name="T18" style:family="text">
      <style:text-properties officeooo:rsid="0017f8d5"/>
    </style:style>
    <style:style style:name="T19" style:family="text">
      <style:text-properties officeooo:rsid="0019486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ba666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a666" style:font-weight-asian="normal" style:font-weight-complex="normal"/>
    </style:style>
    <style:style style:name="T24" style:family="text">
      <style:text-properties officeooo:rsid="001ba666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1ba666" style:font-weight-asian="normal" style:font-weight-complex="normal"/>
    </style:style>
    <style:style style:name="T28" style:family="text">
      <style:text-properties style:text-underline-style="none" fo:font-weight="normal" style:font-size-asian="10.5pt" style:font-weight-asian="normal" style:font-weight-complex="normal"/>
    </style:style>
    <style:style style:name="T29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0" style:family="text">
      <style:text-properties fo:font-style="normal" style:text-underline-style="none" fo:font-weight="normal" style:font-size-asian="10.5pt" style:font-style-asian="normal" style:font-weight-asian="normal" style:font-weight-complex="normal"/>
    </style:style>
    <style:style style:name="T31" style:family="text">
      <style:text-properties fo:font-style="normal" style:text-underline-style="none" style:font-style-asian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HY425 – Computer Architecture</text:p>
      <text:p text:style-name="P17">Chris Papastamos | csd4569</text:p>
      <text:p text:style-name="P17">Assignment 1</text:p>
      <text:p text:style-name="P18"/>
      <text:p text:style-name="P19">Problem 1</text:p>
      <text:p text:style-name="P2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Chip</text:p>
          </table:table-cell>
          <table:table-cell table:style-name="Table1.A1" office:value-type="string">
            <text:p text:style-name="P1">#Cores</text:p>
          </table:table-cell>
          <table:table-cell table:style-name="Table1.A1" office:value-type="string">
            <text:p text:style-name="P1">Frequency (MHz)</text:p>
          </table:table-cell>
          <table:table-cell table:style-name="Table1.A1" office:value-type="string">
            <text:p text:style-name="P15">Memory Performance</text:p>
          </table:table-cell>
          <table:table-cell table:style-name="Table1.E1" office:value-type="string">
            <text:p text:style-name="P16">Dhrystone Performance</text:p>
          </table:table-cell>
        </table:table-row>
        <table:table-row>
          <table:table-cell table:style-name="Table1.A2" office:value-type="string">
            <text:p text:style-name="P4">Athlon 64 X2 4800+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400</text:p>
          </table:table-cell>
          <table:table-cell table:style-name="Table1.A2" office:value-type="string">
            <text:p text:style-name="P1">3423</text:p>
          </table:table-cell>
          <table:table-cell table:style-name="Table1.E2" office:value-type="string">
            <text:p text:style-name="P1">20718</text:p>
          </table:table-cell>
        </table:table-row>
        <table:table-row>
          <table:table-cell table:style-name="Table1.A2" office:value-type="string">
            <text:p text:style-name="P4">Pentium EE 84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200</text:p>
          </table:table-cell>
          <table:table-cell table:style-name="Table1.A2" office:value-type="string">
            <text:p text:style-name="P1">3228</text:p>
          </table:table-cell>
          <table:table-cell table:style-name="Table1.E2" office:value-type="string">
            <text:p text:style-name="P1">18893</text:p>
          </table:table-cell>
        </table:table-row>
        <table:table-row>
          <table:table-cell table:style-name="Table1.A2" office:value-type="string">
            <text:p text:style-name="P4">Pentium D 82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000</text:p>
          </table:table-cell>
          <table:table-cell table:style-name="Table1.A2" office:value-type="string">
            <text:p text:style-name="P1">300</text:p>
          </table:table-cell>
          <table:table-cell table:style-name="Table1.E2" office:value-type="string">
            <text:p text:style-name="P1">15220</text:p>
          </table:table-cell>
        </table:table-row>
        <table:table-row>
          <table:table-cell table:style-name="Table1.A2" office:value-type="string">
            <text:p text:style-name="P4">Athlon 64 X2 3800+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200</text:p>
          </table:table-cell>
          <table:table-cell table:style-name="Table1.A2" office:value-type="string">
            <text:p text:style-name="P1">2941</text:p>
          </table:table-cell>
          <table:table-cell table:style-name="Table1.E2" office:value-type="string">
            <text:p text:style-name="P1">17129</text:p>
          </table:table-cell>
        </table:table-row>
        <table:table-row>
          <table:table-cell table:style-name="Table1.A2" office:value-type="string">
            <text:p text:style-name="P4">Pentium 4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800</text:p>
          </table:table-cell>
          <table:table-cell table:style-name="Table1.A2" office:value-type="string">
            <text:p text:style-name="P1">2731</text:p>
          </table:table-cell>
          <table:table-cell table:style-name="Table1.E2" office:value-type="string">
            <text:p text:style-name="P1">7621</text:p>
          </table:table-cell>
        </table:table-row>
        <table:table-row>
          <table:table-cell table:style-name="Table1.A2" office:value-type="string">
            <text:p text:style-name="P4">Athlon 64 3000+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800</text:p>
          </table:table-cell>
          <table:table-cell table:style-name="Table1.A2" office:value-type="string">
            <text:p text:style-name="P1">2953</text:p>
          </table:table-cell>
          <table:table-cell table:style-name="Table1.E2" office:value-type="string">
            <text:p text:style-name="P1">7628</text:p>
          </table:table-cell>
        </table:table-row>
        <table:table-row>
          <table:table-cell table:style-name="Table1.A2" office:value-type="string">
            <text:p text:style-name="P4">Pentium 4 57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800</text:p>
          </table:table-cell>
          <table:table-cell table:style-name="Table1.A2" office:value-type="string">
            <text:p text:style-name="P1">3501</text:p>
          </table:table-cell>
          <table:table-cell table:style-name="Table1.E2" office:value-type="string">
            <text:p text:style-name="P1">11810</text:p>
          </table:table-cell>
        </table:table-row>
        <table:table-row>
          <table:table-cell table:style-name="Table1.A2" office:value-type="string">
            <text:p text:style-name="P4">Processor X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000</text:p>
          </table:table-cell>
          <table:table-cell table:style-name="Table1.A2" office:value-type="string">
            <text:p text:style-name="P1">7500</text:p>
          </table:table-cell>
          <table:table-cell table:style-name="Table1.E2" office:value-type="string">
            <text:p text:style-name="P1">5000</text:p>
          </table:table-cell>
        </table:table-row>
      </table:table>
      <text:p text:style-name="P22"/>
      <text:p text:style-name="P23"><text:span text:style-name="T21">i.</text:span><text:span text:style-name="T24"> </text:span>For the normalization of <text:span text:style-name="T1">each</text:span> processor's benchmarks we need to <text:span text:style-name="T1">use </text:span>the lowest <text:span text:style-name="T1">frequency </text:span><text:span text:style-name="T17">CPU</text:span><text:span text:style-name="T1"> (</text:span>Athlon 64 3000+<text:span text:style-name="T1">)</text:span> as a base and then calculate the rest <text:span text:style-name="T1">of the normalized values </text:span>(formula: NormalValue=Value/BaseValue):</text:p>
      <text:p text:style-name="P22"/>
      <text:p text:style-name="P30">Memory Performanc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Chip</text:p>
          </table:table-cell>
          <table:table-cell table:style-name="Table2.B1" office:value-type="string">
            <text:p text:style-name="P1">Frequency (MHz)</text:p>
          </table:table-cell>
          <table:table-cell table:style-name="Table2.C1" office:value-type="string">
            <text:p text:style-name="P1">Memory Performance</text:p>
          </table:table-cell>
          <table:table-cell table:style-name="Table2.A1" office:value-type="string">
            <text:p text:style-name="P1">Normal Values</text:p>
          </table:table-cell>
        </table:table-row>
        <table:table-row>
          <table:table-cell table:style-name="Table2.A2" office:value-type="string">
            <text:p text:style-name="P4">Athlon 64 X2 4800+</text:p>
          </table:table-cell>
          <table:table-cell table:style-name="Table2.B2" office:value-type="string">
            <text:p text:style-name="P1">2400</text:p>
          </table:table-cell>
          <table:table-cell table:style-name="Table2.C2" office:value-type="string">
            <text:p text:style-name="P1">3423</text:p>
          </table:table-cell>
          <table:table-cell table:style-name="Table2.D2" table:formula="ooow:&lt;C2&gt;/&lt;C7&gt;" office:value-type="float" office:value="1.15916017609211">
            <text:p text:style-name="P10">1.16</text:p>
          </table:table-cell>
        </table:table-row>
        <table:table-row>
          <table:table-cell table:style-name="Table2.A2" office:value-type="string">
            <text:p text:style-name="P4">Pentium EE 840</text:p>
          </table:table-cell>
          <table:table-cell table:style-name="Table2.B2" office:value-type="string">
            <text:p text:style-name="P1">2200</text:p>
          </table:table-cell>
          <table:table-cell table:style-name="Table2.C2" office:value-type="string">
            <text:p text:style-name="P1">3228</text:p>
          </table:table-cell>
          <table:table-cell table:style-name="Table2.D2" table:formula="ooow:&lt;C3&gt;/&lt;C7&gt;" office:value-type="float" office:value="1.09312563494751">
            <text:p text:style-name="P10">1.09</text:p>
          </table:table-cell>
        </table:table-row>
        <table:table-row>
          <table:table-cell table:style-name="Table2.A2" office:value-type="string">
            <text:p text:style-name="P4">Pentium D 820</text:p>
          </table:table-cell>
          <table:table-cell table:style-name="Table2.B2" office:value-type="string">
            <text:p text:style-name="P1">3000</text:p>
          </table:table-cell>
          <table:table-cell table:style-name="Table2.C2" office:value-type="string">
            <text:p text:style-name="P1">300</text:p>
          </table:table-cell>
          <table:table-cell table:style-name="Table2.D2" table:formula="ooow:&lt;C4&gt;/&lt;C7&gt;" office:value-type="float" office:value="0.101591601760921">
            <text:p text:style-name="P10">0.1</text:p>
          </table:table-cell>
        </table:table-row>
        <table:table-row>
          <table:table-cell table:style-name="Table2.A2" office:value-type="string">
            <text:p text:style-name="P4">Athlon 64 X2 3800+</text:p>
          </table:table-cell>
          <table:table-cell table:style-name="Table2.B2" office:value-type="string">
            <text:p text:style-name="P1">3200</text:p>
          </table:table-cell>
          <table:table-cell table:style-name="Table2.C2" office:value-type="string">
            <text:p text:style-name="P1">2941</text:p>
          </table:table-cell>
          <table:table-cell table:style-name="Table2.D2" table:formula="ooow:&lt;C5&gt;/&lt;C7&gt;" office:value-type="float" office:value="0.995936335929563">
            <text:p text:style-name="P10">1</text:p>
          </table:table-cell>
        </table:table-row>
        <table:table-row>
          <table:table-cell table:style-name="Table2.A2" office:value-type="string">
            <text:p text:style-name="P4">Pentium 4</text:p>
          </table:table-cell>
          <table:table-cell table:style-name="Table2.B2" office:value-type="string">
            <text:p text:style-name="P1">2800</text:p>
          </table:table-cell>
          <table:table-cell table:style-name="Table2.C2" office:value-type="string">
            <text:p text:style-name="P1">2731</text:p>
          </table:table-cell>
          <table:table-cell table:style-name="Table2.D2" table:formula="ooow:&lt;C6&gt;/&lt;C7&gt;" office:value-type="float" office:value="0.924822214696918">
            <text:p text:style-name="P10">0.92</text:p>
          </table:table-cell>
        </table:table-row>
        <table:table-row>
          <table:table-cell table:style-name="Table2.A2" office:value-type="string">
            <text:p text:style-name="P4">Athlon 64 3000+</text:p>
          </table:table-cell>
          <table:table-cell table:style-name="Table2.B2" office:value-type="string">
            <text:p text:style-name="P1">1800</text:p>
          </table:table-cell>
          <table:table-cell table:style-name="Table2.C2" office:value-type="string">
            <text:p text:style-name="P1">2953</text:p>
          </table:table-cell>
          <table:table-cell table:style-name="Table2.D2" table:formula="ooow:&lt;C7&gt;/&lt;C7&gt;" office:value-type="float" office:value="1">
            <text:p text:style-name="P10">1</text:p>
          </table:table-cell>
        </table:table-row>
        <table:table-row>
          <table:table-cell table:style-name="Table2.A2" office:value-type="string">
            <text:p text:style-name="P4">Pentium 4 570</text:p>
          </table:table-cell>
          <table:table-cell table:style-name="Table2.B2" office:value-type="string">
            <text:p text:style-name="P1">2800</text:p>
          </table:table-cell>
          <table:table-cell table:style-name="Table2.C2" office:value-type="string">
            <text:p text:style-name="P1">3501</text:p>
          </table:table-cell>
          <table:table-cell table:style-name="Table2.D2" table:formula="ooow:&lt;C8&gt;/&lt;C7&gt;" office:value-type="float" office:value="1.18557399254995">
            <text:p text:style-name="P10">1.19</text:p>
          </table:table-cell>
        </table:table-row>
        <table:table-row>
          <table:table-cell table:style-name="Table2.A2" office:value-type="string">
            <text:p text:style-name="P4">Processor X</text:p>
          </table:table-cell>
          <table:table-cell table:style-name="Table2.B2" office:value-type="string">
            <text:p text:style-name="P1">3000</text:p>
          </table:table-cell>
          <table:table-cell table:style-name="Table2.C2" office:value-type="string">
            <text:p text:style-name="P1">7500</text:p>
          </table:table-cell>
          <table:table-cell table:style-name="Table2.D2" table:formula="ooow:&lt;C9&gt;/&lt;C7&gt;" office:value-type="float" office:value="2.53979004402303">
            <text:p text:style-name="P10">2.54</text:p>
          </table:table-cell>
        </table:table-row>
      </table:table>
      <text:p text:style-name="P38"/>
      <text:p text:style-name="P14">Dhrystone Performance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Chip</text:p>
          </table:table-cell>
          <table:table-cell table:style-name="Table3.B1" office:value-type="string">
            <text:p text:style-name="P2">Frequency (MHz)</text:p>
          </table:table-cell>
          <table:table-cell table:style-name="Table3.C1" office:value-type="string">
            <text:p text:style-name="P7">Dhrystone Performance</text:p>
          </table:table-cell>
          <table:table-cell table:style-name="Table3.A1" office:value-type="string">
            <text:p text:style-name="P2">Normal Values</text:p>
          </table:table-cell>
        </table:table-row>
        <table:table-row>
          <table:table-cell table:style-name="Table3.A2" office:value-type="string">
            <text:p text:style-name="P5">Athlon 64 X2 4800+</text:p>
          </table:table-cell>
          <table:table-cell table:style-name="Table3.B2" office:value-type="string">
            <text:p text:style-name="P2">2400</text:p>
          </table:table-cell>
          <table:table-cell table:style-name="Table3.C2" office:value-type="string">
            <text:p text:style-name="P1">20718</text:p>
          </table:table-cell>
          <table:table-cell table:style-name="Table3.D2" table:formula="ooow:&lt;C2&gt;/&lt;C7&gt;" office:value-type="float" office:value="2.71604614577871">
            <text:p text:style-name="P10">2.72</text:p>
          </table:table-cell>
        </table:table-row>
        <table:table-row>
          <table:table-cell table:style-name="Table3.A2" office:value-type="string">
            <text:p text:style-name="P5">Pentium EE 840</text:p>
          </table:table-cell>
          <table:table-cell table:style-name="Table3.B2" office:value-type="string">
            <text:p text:style-name="P2">2200</text:p>
          </table:table-cell>
          <table:table-cell table:style-name="Table3.C2" office:value-type="string">
            <text:p text:style-name="P1">18893</text:p>
          </table:table-cell>
          <table:table-cell table:style-name="Table3.D2" table:formula="ooow:&lt;C3&gt;/&lt;C7&gt;" office:value-type="float" office:value="2.47679601468275">
            <text:p text:style-name="P10">2.48</text:p>
          </table:table-cell>
        </table:table-row>
        <table:table-row>
          <table:table-cell table:style-name="Table3.A2" office:value-type="string">
            <text:p text:style-name="P5">Pentium D 820</text:p>
          </table:table-cell>
          <table:table-cell table:style-name="Table3.B2" office:value-type="string">
            <text:p text:style-name="P2">3000</text:p>
          </table:table-cell>
          <table:table-cell table:style-name="Table3.C2" office:value-type="string">
            <text:p text:style-name="P1">15220</text:p>
          </table:table-cell>
          <table:table-cell table:style-name="Table3.D2" table:formula="ooow:&lt;C4&gt;/&lt;C7&gt;" office:value-type="float" office:value="1.9952805453592">
            <text:p text:style-name="P10">2</text:p>
          </table:table-cell>
        </table:table-row>
        <table:table-row>
          <table:table-cell table:style-name="Table3.A2" office:value-type="string">
            <text:p text:style-name="P5">Athlon 64 X2 3800+</text:p>
          </table:table-cell>
          <table:table-cell table:style-name="Table3.B2" office:value-type="string">
            <text:p text:style-name="P2">3200</text:p>
          </table:table-cell>
          <table:table-cell table:style-name="Table3.C2" office:value-type="string">
            <text:p text:style-name="P1">17129</text:p>
          </table:table-cell>
          <table:table-cell table:style-name="Table3.D2" table:formula="ooow:&lt;C5&gt;/&lt;C7&gt;" office:value-type="float" office:value="2.24554273728369">
            <text:p text:style-name="P10">2.25</text:p>
          </table:table-cell>
        </table:table-row>
        <table:table-row>
          <table:table-cell table:style-name="Table3.A2" office:value-type="string">
            <text:p text:style-name="P5">Pentium 4</text:p>
          </table:table-cell>
          <table:table-cell table:style-name="Table3.B2" office:value-type="string">
            <text:p text:style-name="P2">2800</text:p>
          </table:table-cell>
          <table:table-cell table:style-name="Table3.C2" office:value-type="string">
            <text:p text:style-name="P1">7621</text:p>
          </table:table-cell>
          <table:table-cell table:style-name="Table3.D2" table:formula="ooow:&lt;C6&gt;/&lt;C7&gt;" office:value-type="float" office:value="0.999082328264289">
            <text:p text:style-name="P10">1</text:p>
          </table:table-cell>
        </table:table-row>
        <table:table-row>
          <table:table-cell table:style-name="Table3.A2" office:value-type="string">
            <text:p text:style-name="P5">Athlon 64 3000+</text:p>
          </table:table-cell>
          <table:table-cell table:style-name="Table3.B2" office:value-type="string">
            <text:p text:style-name="P2">1800</text:p>
          </table:table-cell>
          <table:table-cell table:style-name="Table3.C2" office:value-type="string">
            <text:p text:style-name="P1">7628</text:p>
          </table:table-cell>
          <table:table-cell table:style-name="Table3.D2" table:formula="ooow:&lt;C7&gt;/&lt;C7&gt;" office:value-type="float" office:value="1">
            <text:p text:style-name="P10">1</text:p>
          </table:table-cell>
        </table:table-row>
        <table:table-row>
          <table:table-cell table:style-name="Table3.A2" office:value-type="string">
            <text:p text:style-name="P5">Pentium 4 570</text:p>
          </table:table-cell>
          <table:table-cell table:style-name="Table3.B2" office:value-type="string">
            <text:p text:style-name="P2">2800</text:p>
          </table:table-cell>
          <table:table-cell table:style-name="Table3.C2" office:value-type="string">
            <text:p text:style-name="P1">11810</text:p>
          </table:table-cell>
          <table:table-cell table:style-name="Table3.D2" table:formula="ooow:&lt;C8&gt;/&lt;C7&gt;" office:value-type="float" office:value="1.54824331410593">
            <text:p text:style-name="P10">1.55</text:p>
          </table:table-cell>
        </table:table-row>
        <table:table-row>
          <table:table-cell table:style-name="Table3.A2" office:value-type="string">
            <text:p text:style-name="P5">Processor X</text:p>
          </table:table-cell>
          <table:table-cell table:style-name="Table3.B2" office:value-type="string">
            <text:p text:style-name="P2">3000</text:p>
          </table:table-cell>
          <table:table-cell table:style-name="Table3.C2" office:value-type="string">
            <text:p text:style-name="P1">5000</text:p>
          </table:table-cell>
          <table:table-cell table:style-name="Table3.D2" table:formula="ooow:&lt;C9&gt;/&lt;C7&gt;" office:value-type="float" office:value="0.655479811221814">
            <text:p text:style-name="P10">0.66</text:p>
          </table:table-cell>
        </table:table-row>
      </table:table>
      <text:p text:style-name="P39"><text:soft-page-break/><text:span text:style-name="T21">ii.</text:span><text:span text:style-name="T24"> </text:span><text:span text:style-name="T17">Lets now calculate the arithmetic mean of the performance and the normalized performanc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Chip</text:p>
          </table:table-cell>
          <table:table-cell table:style-name="Table4.B1" office:value-type="string">
            <text:p text:style-name="P1">Memory Performance</text:p>
          </table:table-cell>
          <table:table-cell table:style-name="Table4.C1" office:value-type="string">
            <text:p text:style-name="P8">Dhrystone Performance</text:p>
          </table:table-cell>
          <table:table-cell table:style-name="Table4.A1" office:value-type="string">
            <text:p text:style-name="P10">Arithmetic Mean</text:p>
          </table:table-cell>
        </table:table-row>
        <table:table-row>
          <table:table-cell table:style-name="Table4.A2" office:value-type="string">
            <text:p text:style-name="P5">Athlon 64 X2 4800+</text:p>
          </table:table-cell>
          <table:table-cell table:style-name="Table4.B2" office:value-type="string">
            <text:p text:style-name="P1">3423</text:p>
          </table:table-cell>
          <table:table-cell table:style-name="Table4.C2" office:value-type="string">
            <text:p text:style-name="P2">20718</text:p>
          </table:table-cell>
          <table:table-cell table:style-name="Table4.D2" table:formula="ooow:(&lt;B2&gt;+&lt;C2&gt;)/2" office:value-type="float" office:value="12070.5">
            <text:p text:style-name="P10">12070.5</text:p>
          </table:table-cell>
        </table:table-row>
        <table:table-row>
          <table:table-cell table:style-name="Table4.A2" office:value-type="string">
            <text:p text:style-name="P5">Pentium EE 840</text:p>
          </table:table-cell>
          <table:table-cell table:style-name="Table4.B2" office:value-type="string">
            <text:p text:style-name="P1">3228</text:p>
          </table:table-cell>
          <table:table-cell table:style-name="Table4.C2" office:value-type="string">
            <text:p text:style-name="P2">18893</text:p>
          </table:table-cell>
          <table:table-cell table:style-name="Table4.D2" table:formula="ooow:(&lt;C3&gt;+&lt;B3&gt;)/2" office:value-type="float" office:value="11060.5">
            <text:p text:style-name="P10">11060.5</text:p>
          </table:table-cell>
        </table:table-row>
        <table:table-row>
          <table:table-cell table:style-name="Table4.A2" office:value-type="string">
            <text:p text:style-name="P5">Pentium D 820</text:p>
          </table:table-cell>
          <table:table-cell table:style-name="Table4.B2" office:value-type="string">
            <text:p text:style-name="P1">300</text:p>
          </table:table-cell>
          <table:table-cell table:style-name="Table4.C2" office:value-type="string">
            <text:p text:style-name="P2">15220</text:p>
          </table:table-cell>
          <table:table-cell table:style-name="Table4.D2" table:formula="ooow:(&lt;C4&gt;+&lt;B4&gt;)/2" office:value-type="float" office:value="7760">
            <text:p text:style-name="P10">7760</text:p>
          </table:table-cell>
        </table:table-row>
        <table:table-row>
          <table:table-cell table:style-name="Table4.A2" office:value-type="string">
            <text:p text:style-name="P5">Athlon 64 X2 3800+</text:p>
          </table:table-cell>
          <table:table-cell table:style-name="Table4.B2" office:value-type="string">
            <text:p text:style-name="P1">2941</text:p>
          </table:table-cell>
          <table:table-cell table:style-name="Table4.C2" office:value-type="string">
            <text:p text:style-name="P2">17129</text:p>
          </table:table-cell>
          <table:table-cell table:style-name="Table4.D2" table:formula="ooow:(&lt;B5&gt;+&lt;C5&gt;)/2" office:value-type="float" office:value="10035">
            <text:p text:style-name="P10">10035</text:p>
          </table:table-cell>
        </table:table-row>
        <table:table-row>
          <table:table-cell table:style-name="Table4.A2" office:value-type="string">
            <text:p text:style-name="P5">Pentium 4</text:p>
          </table:table-cell>
          <table:table-cell table:style-name="Table4.B2" office:value-type="string">
            <text:p text:style-name="P1">2731</text:p>
          </table:table-cell>
          <table:table-cell table:style-name="Table4.C2" office:value-type="string">
            <text:p text:style-name="P2">7621</text:p>
          </table:table-cell>
          <table:table-cell table:style-name="Table4.D2" table:formula="ooow:(&lt;B6&gt;+&lt;C6&gt;)/2" office:value-type="float" office:value="5176">
            <text:p text:style-name="P10">5176</text:p>
          </table:table-cell>
        </table:table-row>
        <table:table-row>
          <table:table-cell table:style-name="Table4.A2" office:value-type="string">
            <text:p text:style-name="P5">Athlon 64 3000+</text:p>
          </table:table-cell>
          <table:table-cell table:style-name="Table4.B2" office:value-type="string">
            <text:p text:style-name="P1">2953</text:p>
          </table:table-cell>
          <table:table-cell table:style-name="Table4.C2" office:value-type="string">
            <text:p text:style-name="P2">7628</text:p>
          </table:table-cell>
          <table:table-cell table:style-name="Table4.D2" table:formula="ooow:(&lt;B7&gt;+&lt;C7&gt;)/2" office:value-type="float" office:value="5290.5">
            <text:p text:style-name="P10">5290.5</text:p>
          </table:table-cell>
        </table:table-row>
        <table:table-row>
          <table:table-cell table:style-name="Table4.A2" office:value-type="string">
            <text:p text:style-name="P5">Pentium 4 570</text:p>
          </table:table-cell>
          <table:table-cell table:style-name="Table4.B2" office:value-type="string">
            <text:p text:style-name="P1">3501</text:p>
          </table:table-cell>
          <table:table-cell table:style-name="Table4.C2" office:value-type="string">
            <text:p text:style-name="P2">11810</text:p>
          </table:table-cell>
          <table:table-cell table:style-name="Table4.D2" table:formula="ooow:(&lt;B8&gt;+&lt;C8&gt;)/2" office:value-type="float" office:value="7655.5">
            <text:p text:style-name="P10">7655.5</text:p>
          </table:table-cell>
        </table:table-row>
        <table:table-row>
          <table:table-cell table:style-name="Table4.A2" office:value-type="string">
            <text:p text:style-name="P5">Processor X</text:p>
          </table:table-cell>
          <table:table-cell table:style-name="Table4.B2" office:value-type="string">
            <text:p text:style-name="P1">7500</text:p>
          </table:table-cell>
          <table:table-cell table:style-name="Table4.C2" office:value-type="string">
            <text:p text:style-name="P2">5000</text:p>
          </table:table-cell>
          <table:table-cell table:style-name="Table4.D2" table:formula="ooow:(&lt;B9&gt;+&lt;C9&gt;)/2" office:value-type="float" office:value="6250">
            <text:p text:style-name="P10">6250</text:p>
          </table:table-cell>
        </table:table-row>
      </table:table>
      <text:p text:style-name="P39"/>
      <text:p text:style-name="P40">Based on the above table, the processor with the highest average performance is <text:span text:style-name="T4">Athlon 64 X2 4800+</text:span></text:p>
      <text:p text:style-name="P35"/>
      <text:p text:style-name="P41"><text:span text:style-name="T3">F</text:span><text:span text:style-name="T2">or the Average Normal value of each processor we will calculate as following:</text:span></text:p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">Chip</text:p>
          </table:table-cell>
          <table:table-cell table:style-name="Table5.B1" office:value-type="string">
            <text:p text:style-name="P8"><text:span text:style-name="T17">Memory</text:span> <text:span text:style-name="T17">Normal Value</text:span></text:p>
          </table:table-cell>
          <table:table-cell table:style-name="Table5.B1" office:value-type="string">
            <text:p text:style-name="P10">Dhrystone Normal Value</text:p>
          </table:table-cell>
          <table:table-cell table:style-name="Table5.A1" office:value-type="string">
            <text:p text:style-name="P10">A.M. Normal Value</text:p>
          </table:table-cell>
        </table:table-row>
        <table:table-row>
          <table:table-cell table:style-name="Table5.A2" office:value-type="string">
            <text:p text:style-name="P5">Athlon 64 X2 4800+</text:p>
          </table:table-cell>
          <table:table-cell table:style-name="Table5.B2" table:formula="ooow:&lt;Table2.D2&gt;" office:value-type="float" office:value="1.15916017609211">
            <text:p text:style-name="P10">1.16</text:p>
          </table:table-cell>
          <table:table-cell table:style-name="Table5.B2" table:formula="ooow:&lt;Table3.D2&gt;" office:value-type="float" office:value="2.71604614577871">
            <text:p text:style-name="P10">2.72</text:p>
          </table:table-cell>
          <table:table-cell table:style-name="Table5.D2" table:formula="ooow:(&lt;B2&gt;+&lt;C2&gt;)/2" office:value-type="float" office:value="1.93760316093541">
            <text:p text:style-name="P11">1.94</text:p>
          </table:table-cell>
        </table:table-row>
        <table:table-row>
          <table:table-cell table:style-name="Table5.A2" office:value-type="string">
            <text:p text:style-name="P5">Pentium EE 840</text:p>
          </table:table-cell>
          <table:table-cell table:style-name="Table5.B2" table:formula="ooow:&lt;Table2.D3&gt;" office:value-type="float" office:value="1.09312563494751">
            <text:p text:style-name="P10">1.09</text:p>
          </table:table-cell>
          <table:table-cell table:style-name="Table5.B2" table:formula="ooow:&lt;Table3.D3&gt;" office:value-type="float" office:value="2.47679601468275">
            <text:p text:style-name="P10">2.48</text:p>
          </table:table-cell>
          <table:table-cell table:style-name="Table5.D2" table:formula="ooow:(&lt;B3&gt;+&lt;C3&gt;)/2" office:value-type="float" office:value="1.78496082481513">
            <text:p text:style-name="P11">1.78</text:p>
          </table:table-cell>
        </table:table-row>
        <table:table-row>
          <table:table-cell table:style-name="Table5.A2" office:value-type="string">
            <text:p text:style-name="P5">Pentium D 820</text:p>
          </table:table-cell>
          <table:table-cell table:style-name="Table5.B2" table:formula="ooow:&lt;Table2.D4&gt;" office:value-type="float" office:value="0.101591601760921">
            <text:p text:style-name="P10">0.1</text:p>
          </table:table-cell>
          <table:table-cell table:style-name="Table5.B2" table:formula="ooow:&lt;Table3.D4&gt;" office:value-type="float" office:value="1.9952805453592">
            <text:p text:style-name="P10">2</text:p>
          </table:table-cell>
          <table:table-cell table:style-name="Table5.D2" table:formula="ooow:(&lt;B4&gt;+&lt;C4&gt;)/2" office:value-type="float" office:value="1.04843607356006">
            <text:p text:style-name="P11">1.05</text:p>
          </table:table-cell>
        </table:table-row>
        <table:table-row>
          <table:table-cell table:style-name="Table5.A2" office:value-type="string">
            <text:p text:style-name="P5">Athlon 64 X2 3800+</text:p>
          </table:table-cell>
          <table:table-cell table:style-name="Table5.B2" table:formula="ooow:&lt;Table2.D5&gt;" office:value-type="float" office:value="0.995936335929563">
            <text:p text:style-name="P10">1</text:p>
          </table:table-cell>
          <table:table-cell table:style-name="Table5.B2" table:formula="ooow:&lt;Table3.D5&gt;" office:value-type="float" office:value="2.24554273728369">
            <text:p text:style-name="P10">2.25</text:p>
          </table:table-cell>
          <table:table-cell table:style-name="Table5.D2" table:formula="ooow:(&lt;B5&gt;+&lt;C5&gt;)/2" office:value-type="float" office:value="1.62073953660663">
            <text:p text:style-name="P11">1.62</text:p>
          </table:table-cell>
        </table:table-row>
        <table:table-row>
          <table:table-cell table:style-name="Table5.A2" office:value-type="string">
            <text:p text:style-name="P5">Pentium 4</text:p>
          </table:table-cell>
          <table:table-cell table:style-name="Table5.B2" table:formula="ooow:&lt;Table2.D6&gt;" office:value-type="float" office:value="0.924822214696918">
            <text:p text:style-name="P10">0.92</text:p>
          </table:table-cell>
          <table:table-cell table:style-name="Table5.B2" table:formula="ooow:&lt;Table3.D6&gt;" office:value-type="float" office:value="0.999082328264289">
            <text:p text:style-name="P10">1</text:p>
          </table:table-cell>
          <table:table-cell table:style-name="Table5.D2" table:formula="ooow:(&lt;B6&gt;+&lt;C6&gt;)/2" office:value-type="float" office:value="0.961952271480604">
            <text:p text:style-name="P11">0.96</text:p>
          </table:table-cell>
        </table:table-row>
        <table:table-row>
          <table:table-cell table:style-name="Table5.A2" office:value-type="string">
            <text:p text:style-name="P5">Athlon 64 3000+</text:p>
          </table:table-cell>
          <table:table-cell table:style-name="Table5.B2" table:formula="ooow:&lt;Table2.D7&gt;" office:value-type="float" office:value="1">
            <text:p text:style-name="P10">1</text:p>
          </table:table-cell>
          <table:table-cell table:style-name="Table5.B2" table:formula="ooow:&lt;Table3.D7&gt;" office:value-type="float" office:value="1">
            <text:p text:style-name="P10">1</text:p>
          </table:table-cell>
          <table:table-cell table:style-name="Table5.D2" table:formula="ooow:(&lt;B7&gt;+&lt;C7&gt;)/2" office:value-type="float" office:value="1">
            <text:p text:style-name="P11">1</text:p>
          </table:table-cell>
        </table:table-row>
        <table:table-row>
          <table:table-cell table:style-name="Table5.A2" office:value-type="string">
            <text:p text:style-name="P5">Pentium 4 570</text:p>
          </table:table-cell>
          <table:table-cell table:style-name="Table5.B2" table:formula="ooow:&lt;Table2.D8&gt;" office:value-type="float" office:value="1.18557399254995">
            <text:p text:style-name="P10">1.19</text:p>
          </table:table-cell>
          <table:table-cell table:style-name="Table5.B2" table:formula="ooow:&lt;Table3.D8&gt;" office:value-type="float" office:value="1.54824331410593">
            <text:p text:style-name="P10">1.55</text:p>
          </table:table-cell>
          <table:table-cell table:style-name="Table5.D2" table:formula="ooow:(&lt;B8&gt;+&lt;C8&gt;)/2" office:value-type="float" office:value="1.36690865332794">
            <text:p text:style-name="P11">1.37</text:p>
          </table:table-cell>
        </table:table-row>
        <table:table-row>
          <table:table-cell table:style-name="Table5.A2" office:value-type="string">
            <text:p text:style-name="P5">Processor X</text:p>
          </table:table-cell>
          <table:table-cell table:style-name="Table5.B2" table:formula="ooow:&lt;Table2.D9&gt;" office:value-type="float" office:value="2.53979004402303">
            <text:p text:style-name="P10">2.54</text:p>
          </table:table-cell>
          <table:table-cell table:style-name="Table5.B2" table:formula="ooow:&lt;Table3.D9&gt;" office:value-type="float" office:value="0.655479811221814">
            <text:p text:style-name="P10">0.66</text:p>
          </table:table-cell>
          <table:table-cell table:style-name="Table5.D2" table:formula="ooow:(&lt;B9&gt;+&lt;C9&gt;)/2" office:value-type="float" office:value="1.59763492762242">
            <text:p text:style-name="P11">1.6</text:p>
          </table:table-cell>
        </table:table-row>
      </table:table>
      <text:p text:style-name="P39"/>
      <text:p text:style-name="P40">Again we can observe that the maximum average normal value is of the processor <text:span text:style-name="T4">Athlon 64 X2 4800+</text:span><text:span text:style-name="T9"> </text:span></text:p>
      <text:p text:style-name="P34"/>
      <text:p text:style-name="P40"><text:span text:style-name="T11">iii. </text:span><text:span text:style-name="T9">F</text:span><text:span text:style-name="T8">or the </text:span><text:span text:style-name="T10">Geometric Mean</text:span><text:span text:style-name="T12"> of the </text:span><text:span text:style-name="T13">single-core and</text:span><text:span text:style-name="T12"> dual-core processors we will calculate based on the following formula: </text:span><text:span text:style-name="T12"><draw:frame draw:style-name="fr2" draw:name="Object1" text:anchor-type="as-char" svg:y="-0.1728in" svg:width="3.3244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5"/>
      <text:p text:style-name="P31">Single-Cor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">Chip</text:p>
          </table:table-cell>
          <table:table-cell table:style-name="Table7.B1" office:value-type="string">
            <text:p text:style-name="P9"><text:span text:style-name="T17">Memory</text:span> <text:span text:style-name="T17">Normal Value</text:span></text:p>
          </table:table-cell>
          <table:table-cell table:style-name="Table7.C1" office:value-type="string">
            <text:p text:style-name="P12">Dhrystone Normal Value</text:p>
          </table:table-cell>
          <table:table-cell table:style-name="Table7.A1" office:value-type="string">
            <text:p text:style-name="P12"><text:span text:style-name="T18">G</text:span>.M. <text:span text:style-name="T18">Ratio</text:span></text:p>
          </table:table-cell>
        </table:table-row>
        <table:table-row>
          <table:table-cell table:style-name="Table7.A2" office:value-type="string">
            <text:p text:style-name="P5">Pentium 4</text:p>
          </table:table-cell>
          <table:table-cell table:style-name="Table7.B2" table:formula="ooow:&lt;Table2.D6&gt;" office:value-type="float" office:value="0.924822214696918">
            <text:p text:style-name="P13">0.92</text:p>
          </table:table-cell>
          <table:table-cell table:style-name="Table7.C2" table:formula="ooow:&lt;Table3.D6&gt;" office:value-type="float" office:value="0.999082328264289">
            <text:p text:style-name="P13">1</text:p>
          </table:table-cell>
          <table:table-cell table:style-name="Table7.D2" table:formula="ooow:sqrt(&lt;B2&gt;+&lt;C2&gt;)" office:value-type="float" office:value="1.38704886105761">
            <text:p text:style-name="P13">1.39</text:p>
          </table:table-cell>
        </table:table-row>
        <table:table-row>
          <table:table-cell table:style-name="Table7.A2" office:value-type="string">
            <text:p text:style-name="P5">Athlon 64 3000+</text:p>
          </table:table-cell>
          <table:table-cell table:style-name="Table7.B2" table:formula="ooow:&lt;Table2.D7&gt;" office:value-type="float" office:value="1">
            <text:p text:style-name="P13">1</text:p>
          </table:table-cell>
          <table:table-cell table:style-name="Table7.C2" table:formula="ooow:&lt;Table3.D7&gt;" office:value-type="float" office:value="1">
            <text:p text:style-name="P13">1</text:p>
          </table:table-cell>
          <table:table-cell table:style-name="Table7.D2" table:formula="ooow:sqrt(&lt;B3&gt;+&lt;C3&gt;)" office:value-type="float" office:value="1.4142135623731">
            <text:p text:style-name="P13">1.41</text:p>
          </table:table-cell>
        </table:table-row>
        <table:table-row>
          <table:table-cell table:style-name="Table7.A2" office:value-type="string">
            <text:p text:style-name="P5">Pentium 4 570</text:p>
          </table:table-cell>
          <table:table-cell table:style-name="Table7.B2" table:formula="ooow:&lt;Table2.D8&gt;" office:value-type="float" office:value="1.18557399254995">
            <text:p text:style-name="P13">1.19</text:p>
          </table:table-cell>
          <table:table-cell table:style-name="Table7.C2" table:formula="ooow:&lt;Table3.D8&gt;" office:value-type="float" office:value="1.54824331410593">
            <text:p text:style-name="P13">1.55</text:p>
          </table:table-cell>
          <table:table-cell table:style-name="Table7.D2" table:formula="ooow:sqrt(&lt;B4&gt;+&lt;C4&gt;)" office:value-type="float" office:value="1.65342593019944">
            <text:p text:style-name="P13">1.65</text:p>
          </table:table-cell>
        </table:table-row>
        <table:table-row>
          <table:table-cell table:style-name="Table7.A2" office:value-type="string">
            <text:p text:style-name="P5">Processor X</text:p>
          </table:table-cell>
          <table:table-cell table:style-name="Table7.B2" table:formula="ooow:&lt;Table2.D9&gt;" office:value-type="float" office:value="2.53979004402303">
            <text:p text:style-name="P13">2.54</text:p>
          </table:table-cell>
          <table:table-cell table:style-name="Table7.C2" table:formula="ooow:&lt;Table3.D9&gt;" office:value-type="float" office:value="0.655479811221814">
            <text:p text:style-name="P13">0.66</text:p>
          </table:table-cell>
          <table:table-cell table:style-name="Table7.D2" table:formula="ooow:sqrt(&lt;B5&gt;+&lt;C5&gt;)" office:value-type="float" office:value="1.7875317774084">
            <text:p text:style-name="P13">1.79</text:p>
          </table:table-cell>
        </table:table-row>
      </table:table>
      <text:p text:style-name="P26"/>
      <text:p text:style-name="P26"/>
      <text:p text:style-name="P26"/>
      <text:p text:style-name="P26"/>
      <text:p text:style-name="P25"/>
      <text:p text:style-name="P42"><text:soft-page-break/>Dual-Core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">Chip</text:p>
          </table:table-cell>
          <table:table-cell table:style-name="Table6.B1" office:value-type="string">
            <text:p text:style-name="P9"><text:span text:style-name="T17">Memory</text:span> <text:span text:style-name="T17">Normal Value</text:span></text:p>
          </table:table-cell>
          <table:table-cell table:style-name="Table6.C1" office:value-type="string">
            <text:p text:style-name="P12">Dhrystone Normal Value</text:p>
          </table:table-cell>
          <table:table-cell table:style-name="Table6.A1" office:value-type="string">
            <text:p text:style-name="P12"><text:span text:style-name="T18">G</text:span>.M. <text:span text:style-name="T18">Ratio</text:span></text:p>
          </table:table-cell>
        </table:table-row>
        <table:table-row>
          <table:table-cell table:style-name="Table6.A2" office:value-type="string">
            <text:p text:style-name="P6">Athlon 64 X2 4800+</text:p>
          </table:table-cell>
          <table:table-cell table:style-name="Table6.B2" table:formula="ooow:&lt;Table2.D2&gt;" office:value-type="float" office:value="1.15916017609211">
            <text:p text:style-name="P12">1.16</text:p>
          </table:table-cell>
          <table:table-cell table:style-name="Table6.C2" table:formula="ooow:&lt;Table3.D2&gt;" office:value-type="float" office:value="2.71604614577871">
            <text:p text:style-name="P13">2.72</text:p>
          </table:table-cell>
          <table:table-cell table:style-name="Table6.D2" table:formula="ooow:sqrt(&lt;B2&gt;+&lt;C2&gt;)" office:value-type="float" office:value="1.96855437361299">
            <text:p text:style-name="P13">1.97</text:p>
          </table:table-cell>
        </table:table-row>
        <table:table-row>
          <table:table-cell table:style-name="Table6.A2" office:value-type="string">
            <text:p text:style-name="P6">Pentium EE 840</text:p>
          </table:table-cell>
          <table:table-cell table:style-name="Table6.B2" table:formula="ooow:&lt;Table2.D3&gt;" office:value-type="float" office:value="1.09312563494751">
            <text:p text:style-name="P13">1.09</text:p>
          </table:table-cell>
          <table:table-cell table:style-name="Table6.C2" table:formula="ooow:&lt;Table3.D3&gt;" office:value-type="float" office:value="2.47679601468275">
            <text:p text:style-name="P13">2.48</text:p>
          </table:table-cell>
          <table:table-cell table:style-name="Table6.D2" table:formula="ooow:sqrt(&lt;B3&gt;+&lt;C3&gt;)" office:value-type="float" office:value="1.88942362894885">
            <text:p text:style-name="P13">1.89</text:p>
          </table:table-cell>
        </table:table-row>
        <table:table-row>
          <table:table-cell table:style-name="Table6.A2" office:value-type="string">
            <text:p text:style-name="P6">Pentium D 820</text:p>
          </table:table-cell>
          <table:table-cell table:style-name="Table6.B2" table:formula="ooow:&lt;Table2.D4&gt;" office:value-type="float" office:value="0.101591601760921">
            <text:p text:style-name="P13">0.1</text:p>
          </table:table-cell>
          <table:table-cell table:style-name="Table6.C2" table:formula="ooow:&lt;Table3.D4&gt;" office:value-type="float" office:value="1.9952805453592">
            <text:p text:style-name="P13">2</text:p>
          </table:table-cell>
          <table:table-cell table:style-name="Table6.D2" table:formula="ooow:sqrt(&lt;B4&gt;+&lt;C4&gt;)" office:value-type="float" office:value="1.44805806068684">
            <text:p text:style-name="P13">1.45</text:p>
          </table:table-cell>
        </table:table-row>
        <table:table-row>
          <table:table-cell table:style-name="Table6.A2" office:value-type="string">
            <text:p text:style-name="P6">Athlon 64 X2 3800+</text:p>
          </table:table-cell>
          <table:table-cell table:style-name="Table6.B2" table:formula="ooow:&lt;Table2.D5&gt;" office:value-type="float" office:value="0.995936335929563">
            <text:p text:style-name="P13">1</text:p>
          </table:table-cell>
          <table:table-cell table:style-name="Table6.C2" table:formula="ooow:&lt;Table3.D5&gt;" office:value-type="float" office:value="2.24554273728369">
            <text:p text:style-name="P13">2.25</text:p>
          </table:table-cell>
          <table:table-cell table:style-name="Table6.D2" table:formula="ooow:sqrt(&lt;B5&gt;+&lt;C5&gt;)" office:value-type="float" office:value="1.80041080679195">
            <text:p text:style-name="P13">1.8</text:p>
          </table:table-cell>
        </table:table-row>
      </table:table>
      <text:p text:style-name="P43"/>
      <text:p text:style-name="P44">As we can observe the single-core processor with the greatest g.m. ratio is <text:span text:style-name="T5">Processor X</text:span><text:span text:style-name="T7"> </text:span><text:span text:style-name="T16">and the dual-core with the greatest g.m. ratio is again </text:span><text:span text:style-name="T5">Athlon 64 X2 4800+</text:span></text:p>
      <text:p text:style-name="P24"/>
      <text:p text:style-name="P44"><text:span text:style-name="T11">iv.</text:span><text:span text:style-name="T15"> </text:span><text:span text:style-name="T14">F</text:span><text:span text:style-name="T12">or the final comparison I will compare using </text:span><text:span text:style-name="T10">Weighted Arithmetic Mean</text:span><text:span text:style-name="T12">. Given that 85% of the time is memory tasks and 15% is compute bound tasks, I will use weights of </text:span><text:span text:style-name="T12"><draw:frame draw:style-name="fr2" draw:name="Object2" text:anchor-type="as-char" svg:y="-0.1484in" svg:width="0.7846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s/>and </text:span><text:span text:style-name="T12"><draw:frame draw:style-name="fr2" draw:name="Object3" text:anchor-type="as-char" svg:y="-0.1484in" svg:width="0.789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. The formula I will use is </text:span><text:span text:style-name="T12"><draw:frame draw:style-name="fr2" draw:name="Object4" text:anchor-type="as-char" svg:y="-0.1484in" svg:width="2.933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7"/>
      <text:p text:style-name="P27">The comparison table is as follow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">Chip</text:p>
          </table:table-cell>
          <table:table-cell table:style-name="Table8.B1" office:value-type="string">
            <text:p text:style-name="P9"><text:span text:style-name="T17">Memory</text:span> <text:span text:style-name="T17">Normal Value</text:span></text:p>
          </table:table-cell>
          <table:table-cell table:style-name="Table8.C1" office:value-type="string">
            <text:p text:style-name="P12">Dhrystone Normal Value</text:p>
          </table:table-cell>
          <table:table-cell table:style-name="Table8.A1" office:value-type="string">
            <text:p text:style-name="P12"><text:span text:style-name="T18">WAM</text:span> Normal Value</text:p>
          </table:table-cell>
        </table:table-row>
        <table:table-row>
          <table:table-cell table:style-name="Table8.A2" office:value-type="string">
            <text:p text:style-name="P6">Athlon 64 X2 4800+</text:p>
          </table:table-cell>
          <table:table-cell table:style-name="Table8.B2" table:formula="ooow:&lt;Table2.D2&gt;" office:value-type="float" office:value="1.15916017609211">
            <text:p text:style-name="P13">1.16</text:p>
          </table:table-cell>
          <table:table-cell table:style-name="Table8.C2" table:formula="ooow:&lt;Table3.D2&gt;" office:value-type="float" office:value="2.71604614577871">
            <text:p text:style-name="P13">2.72</text:p>
          </table:table-cell>
          <table:table-cell table:style-name="Table8.D2" table:formula="ooow:0.85*&lt;B2&gt;+0.15*&lt;C2&gt;" office:value-type="float" office:value="1.3926930715451">
            <text:p text:style-name="P13">1.39</text:p>
          </table:table-cell>
        </table:table-row>
        <table:table-row>
          <table:table-cell table:style-name="Table8.A2" office:value-type="string">
            <text:p text:style-name="P6">Pentium EE 840</text:p>
          </table:table-cell>
          <table:table-cell table:style-name="Table8.B2" table:formula="ooow:&lt;Table2.D3&gt;" office:value-type="float" office:value="1.09312563494751">
            <text:p text:style-name="P13">1.09</text:p>
          </table:table-cell>
          <table:table-cell table:style-name="Table8.C2" table:formula="ooow:&lt;Table3.D3&gt;" office:value-type="float" office:value="2.47679601468275">
            <text:p text:style-name="P13">2.48</text:p>
          </table:table-cell>
          <table:table-cell table:style-name="Table8.D2" table:formula="ooow:0.85*&lt;B3&gt;+0.15*&lt;C3&gt;" office:value-type="float" office:value="1.3006761919078">
            <text:p text:style-name="P13">1.3</text:p>
          </table:table-cell>
        </table:table-row>
        <table:table-row>
          <table:table-cell table:style-name="Table8.A2" office:value-type="string">
            <text:p text:style-name="P6">Pentium D 820</text:p>
          </table:table-cell>
          <table:table-cell table:style-name="Table8.B2" table:formula="ooow:&lt;Table2.D4&gt;" office:value-type="float" office:value="0.101591601760921">
            <text:p text:style-name="P13">0.1</text:p>
          </table:table-cell>
          <table:table-cell table:style-name="Table8.C2" table:formula="ooow:&lt;Table3.D4&gt;" office:value-type="float" office:value="1.9952805453592">
            <text:p text:style-name="P13">2</text:p>
          </table:table-cell>
          <table:table-cell table:style-name="Table8.D2" table:formula="ooow:0.85*&lt;B4&gt;+0.15*&lt;C4&gt;" office:value-type="float" office:value="0.385644943300663">
            <text:p text:style-name="P13">0.39</text:p>
          </table:table-cell>
        </table:table-row>
        <table:table-row>
          <table:table-cell table:style-name="Table8.A2" office:value-type="string">
            <text:p text:style-name="P6">Athlon 64 X2 3800+</text:p>
          </table:table-cell>
          <table:table-cell table:style-name="Table8.B2" table:formula="ooow:&lt;Table2.D5&gt;" office:value-type="float" office:value="0.995936335929563">
            <text:p text:style-name="P13">1</text:p>
          </table:table-cell>
          <table:table-cell table:style-name="Table8.C2" table:formula="ooow:&lt;Table3.D5&gt;" office:value-type="float" office:value="2.24554273728369">
            <text:p text:style-name="P13">2.25</text:p>
          </table:table-cell>
          <table:table-cell table:style-name="Table8.D2" table:formula="ooow:0.85*&lt;B5&gt;+0.15*&lt;C5&gt;" office:value-type="float" office:value="1.18337729613268">
            <text:p text:style-name="P13">1.18</text:p>
          </table:table-cell>
        </table:table-row>
        <table:table-row>
          <table:table-cell table:style-name="Table8.A2" office:value-type="string">
            <text:p text:style-name="P6">Pentium 4</text:p>
          </table:table-cell>
          <table:table-cell table:style-name="Table8.B2" table:formula="ooow:&lt;Table2.D6&gt;" office:value-type="float" office:value="0.924822214696918">
            <text:p text:style-name="P13">0.92</text:p>
          </table:table-cell>
          <table:table-cell table:style-name="Table8.C2" table:formula="ooow:&lt;Table3.D6&gt;" office:value-type="float" office:value="0.999082328264289">
            <text:p text:style-name="P13">1</text:p>
          </table:table-cell>
          <table:table-cell table:style-name="Table8.D2" table:formula="ooow:0.85*&lt;B6&gt;+0.15*&lt;C6&gt;" office:value-type="float" office:value="0.935961231732024">
            <text:p text:style-name="P13">0.94</text:p>
          </table:table-cell>
        </table:table-row>
        <table:table-row>
          <table:table-cell table:style-name="Table8.A2" office:value-type="string">
            <text:p text:style-name="P6">Athlon 64 3000+</text:p>
          </table:table-cell>
          <table:table-cell table:style-name="Table8.B2" table:formula="ooow:&lt;Table2.D7&gt;" office:value-type="float" office:value="1">
            <text:p text:style-name="P13">1</text:p>
          </table:table-cell>
          <table:table-cell table:style-name="Table8.C2" table:formula="ooow:&lt;Table3.D7&gt;" office:value-type="float" office:value="1">
            <text:p text:style-name="P13">1</text:p>
          </table:table-cell>
          <table:table-cell table:style-name="Table8.D2" table:formula="ooow:0.85*&lt;B7&gt;+0.15*&lt;C7&gt;" office:value-type="float" office:value="1">
            <text:p text:style-name="P13">1</text:p>
          </table:table-cell>
        </table:table-row>
        <table:table-row>
          <table:table-cell table:style-name="Table8.A2" office:value-type="string">
            <text:p text:style-name="P6">Pentium 4 570</text:p>
          </table:table-cell>
          <table:table-cell table:style-name="Table8.B2" table:formula="ooow:&lt;Table2.D8&gt;" office:value-type="float" office:value="1.18557399254995">
            <text:p text:style-name="P13">1.19</text:p>
          </table:table-cell>
          <table:table-cell table:style-name="Table8.C2" table:formula="ooow:&lt;Table3.D8&gt;" office:value-type="float" office:value="1.54824331410593">
            <text:p text:style-name="P13">1.55</text:p>
          </table:table-cell>
          <table:table-cell table:style-name="Table8.D2" table:formula="ooow:0.85*&lt;B8&gt;+0.15*&lt;C8&gt;" office:value-type="float" office:value="1.23997439078335">
            <text:p text:style-name="P13">1.24</text:p>
          </table:table-cell>
        </table:table-row>
        <table:table-row>
          <table:table-cell table:style-name="Table8.A2" office:value-type="string">
            <text:p text:style-name="P6">Processor X</text:p>
          </table:table-cell>
          <table:table-cell table:style-name="Table8.B2" table:formula="ooow:&lt;Table2.D9&gt;" office:value-type="float" office:value="2.53979004402303">
            <text:p text:style-name="P13">2.54</text:p>
          </table:table-cell>
          <table:table-cell table:style-name="Table8.C2" table:formula="ooow:&lt;Table3.D9&gt;" office:value-type="float" office:value="0.655479811221814">
            <text:p text:style-name="P13">0.66</text:p>
          </table:table-cell>
          <table:table-cell table:style-name="Table8.D2" table:formula="ooow:0.85*&lt;B9&gt;+0.15*&lt;C9&gt;" office:value-type="float" office:value="2.25714350910285">
            <text:p text:style-name="P13">2.26</text:p>
          </table:table-cell>
        </table:table-row>
      </table:table>
      <text:p text:style-name="P43"/>
      <text:p text:style-name="P43"><text:span text:style-name="T18">We can clearly see that for the given application </text:span><text:span text:style-name="T13">that 85% of the time is memory tasks and 15% is compute bound tasks, the processor with the best normal value is the </text:span><text:span text:style-name="T6">Processor X</text:span><text:span text:style-name="T13">.</text:span></text:p>
      <text:p text:style-name="P27"/>
      <text:p text:style-name="P20">Problem <text:span text:style-name="T19">2</text:span></text:p>
      <text:p text:style-name="P32"/>
      <text:p text:style-name="P28"><text:span text:style-name="T20">i.</text:span> In order to calculate the speedup of the first application when the 60% of it is parallelizable, we will do the following division: </text:p>
      <text:p text:style-name="P28"/>
      <text:p text:style-name="P28"><text:s text:c="44"/><draw:frame draw:style-name="fr2" draw:name="Object5" text:anchor-type="as-char" svg:y="-0.2445in" svg:width="2.586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8"/>
      <text:p text:style-name="P28">We can observe that the parallelized application will outperform the single-core application by a factor of <text:span text:style-name="T20">2.5</text:span></text:p>
      <text:p text:style-name="P28"/>
      <text:p text:style-name="P28"><text:span text:style-name="T20">ii. </text:span>To calculate the speedup of the second application when the 90% of it is parallelizable, we will calculate like above:</text:p>
      <text:p text:style-name="P28"/>
      <text:p text:style-name="P28"><text:s text:c="44"/><draw:frame draw:style-name="fr2" draw:name="Object6" text:anchor-type="as-char" svg:y="-0.2445in" svg:width="2.5425in" svg:height="0.39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8"/>
      <text:p text:style-name="P28"/>
      <text:p text:style-name="P28"><text:soft-page-break/>This also means that when parallelized, the second application will achieve a speedup of <text:span text:style-name="T20">10</text:span> times </text:p>
      <text:p text:style-name="P28"/>
      <text:p text:style-name="P28"><text:span text:style-name="T20">iii.</text:span> If only the first application is parallelized, the overall system speedup can be calculated as follows:</text:p>
      <text:p text:style-name="P28"/>
      <text:p text:style-name="P28"><text:tab/><text:tab/> <text:s text:c="11"/><draw:frame draw:style-name="fr2" draw:name="Object7" text:anchor-type="as-char" svg:y="-0.2445in" svg:width="3.4492in" svg:height="0.602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8"/>
      <text:p text:style-name="P28">As a result, the total system speedup will be equal to <text:span text:style-name="T20">1,56</text:span> if only the first application is parallelized</text:p>
      <text:p text:style-name="P28"/>
      <text:p text:style-name="P32">iv.<text:span text:style-name="T22"> </text:span><text:span text:style-name="T23">In order to calculate the complete system speedup, we need to know the speedup of the second application as well:</text:span></text:p>
      <text:p text:style-name="P32"><text:s text:c="35"/><draw:frame draw:style-name="fr2" draw:name="Object8" text:anchor-type="as-char" svg:y="-0.2445in" svg:width="3.4346in" svg:height="0.60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9">Thus the <text:span text:style-name="T20">Total System Speedup </text:span>will be equal to 1,56 + 5,26 = <text:span text:style-name="T20">6,82</text:span></text:p>
      <text:p text:style-name="P29"><text:span text:style-name="T20"/></text:p>
      <text:p text:style-name="P21">Problem <text:span text:style-name="T24">4</text:span></text:p>
      <text:p text:style-name="P36"><text:span text:style-name="T25">i.</text:span><text:span text:style-name="T26"> Based on basic calculations the MTTF of every component is the following</text:span></text:p>
      <text:p text:style-name="P36"><text:span text:style-name="T26"/></text:p>
      <text:p text:style-name="P36"><text:span text:style-name="T26"><text:s text:c="42"/></text:span><text:span text:style-name="T26"><draw:frame draw:style-name="fr1" draw:name="Object9" text:anchor-type="as-char" svg:y="-0.2445in" svg:width="2.8925in" svg:height="0.393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6"><text:s/></text:span></text:p>
      <text:p text:style-name="P37"><text:span text:style-name="T26"/></text:p>
      <text:p text:style-name="P37"><text:span text:style-name="T29"><text:s text:c="51"/></text:span><text:span text:style-name="T29"><draw:frame draw:style-name="fr1" draw:name="Object10" text:anchor-type="as-char" svg:y="-0.2445in" svg:width="2.1957in" svg:height="0.393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37"><text:span text:style-name="T29"/></text:p>
      <text:p text:style-name="P37"><text:span text:style-name="T29"><text:s text:c="50"/></text:span><text:span text:style-name="T29"><draw:frame draw:style-name="fr1" draw:name="Object11" text:anchor-type="as-char" svg:y="-0.2445in" svg:width="2.278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37"><text:span text:style-name="T29"/></text:p>
      <text:p text:style-name="P37"><text:span text:style-name="T31">ii.</text:span><text:span text:style-name="T29"> In order to calculate the MTTF of the system as a whole we need to consider the failure rates of all the components:</text:span></text:p>
      <text:p text:style-name="P37"><text:span text:style-name="T29"/></text:p>
      <text:p text:style-name="P37"><text:span text:style-name="T29"><text:s text:c="13"/></text:span><text:span text:style-name="T29"><draw:frame draw:style-name="fr1" draw:name="Object12" text:anchor-type="as-char" svg:y="-0.2445in" svg:width="5.1783in" svg:height="0.628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29"><text:s/></text:span></text:p>
      <text:p text:style-name="P37"><text:span text:style-name="T30"/></text:p>
      <text:p text:style-name="P37"><text:span text:style-name="T28"><text:s text:c="32"/></text:span></text:p>
      <text:p text:style-name="P37"><text:span text:style-name="T31">iii. </text:span><text:span text:style-name="T29">In order to calculate the availability of the system we need to use the following formula:</text:span></text:p>
      <text:p text:style-name="P37"><text:span text:style-name="T29"/></text:p>
      <text:p text:style-name="P37"><text:span text:style-name="T29"><text:s text:c="24"/></text:span><text:span text:style-name="T29"><draw:frame draw:style-name="fr1" draw:name="Object13" text:anchor-type="as-char" svg:y="-0.2445in" svg:width="4.4689in" svg:height="0.4098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7"><text:span text:style-name="T29"/></text:p>
      <text:p text:style-name="P37"><text:span text:style-name="T29">Which leads us with a system with </text:span><text:span text:style-name="T31">97% availabilit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'Helvetica Neue', sans-serif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42:37.650259862</meta:creation-date>
    <dc:date>2023-11-06T23:38:52.886808954</dc:date>
    <meta:editing-duration>PT5H58M22S</meta:editing-duration>
    <meta:editing-cycles>10</meta:editing-cycles>
    <meta:generator>LibreOffice/7.5.7.1$Linux_X86_64 LibreOffice_project/50$Build-1</meta:generator>
    <meta:print-date>2023-11-06T23:38:48.550274118</meta:print-date>
    <meta:document-statistic meta:table-count="8" meta:image-count="0" meta:object-count="13" meta:page-count="4" meta:paragraph-count="308" meta:word-count="867" meta:character-count="4861" meta:non-whitespace-character-count="3932"/>
  </office:meta>
</office:document-meta>
</file>

<file path=Object 1/content.xml><?xml version="1.0" encoding="utf-8"?>
<math xmlns="http://www.w3.org/1998/Math/MathML" display="block">
  <semantics>
    <mrow>
      <msub>
        <mi mathvariant="italic">ratio</mi>
        <mi mathvariant="italic">gm</mi>
      </msub>
      <mo stretchy="false">=</mo>
      <mroot>
        <mrow>
          <msub>
            <mi mathvariant="italic">NormalValue</mi>
            <mi mathvariant="italic">memory</mi>
          </msub>
          <mo stretchy="false">+</mo>
          <msub>
            <mi mathvariant="italic">NormalValue</mi>
            <mi mathvariant="italic">dhrystone</mi>
          </msub>
        </mrow>
        <mn>2</mn>
      </mroot>
    </mrow>
    <annotation encoding="StarMath 5.0">ratio_{gm} = nroot{2}{NormalValue_{memory}+NormalValue_{dhrystone}}  </annotation>
  </semantics>
</math>
</file>

<file path=Object 10/content.xml><?xml version="1.0" encoding="utf-8"?>
<math xmlns="http://www.w3.org/1998/Math/MathML" display="block">
  <semantics>
    <mrow>
      <mrow>
        <msub>
          <mi mathvariant="italic">MTTF</mi>
          <mi mathvariant="italic">mem</mi>
        </msub>
        <mo stretchy="false">=</mo>
        <mfrac>
          <mrow>
            <mn>5</mn>
            <mi mathvariant="italic">days</mi>
          </mrow>
          <mrow>
            <mn>1</mn>
            <mi mathvariant="italic">node</mi>
          </mrow>
        </mfrac>
        <mo stretchy="false">=</mo>
        <mn>5</mn>
      </mrow>
      <mrow>
        <mi mathvariant="italic">days</mi>
        <mo stretchy="false">/</mo>
        <mi mathvariant="italic">node</mi>
      </mrow>
    </mrow>
    <annotation encoding="StarMath 5.0">MTTF_{mem}=frac {5 days} {1 node} = 5 days/node</annotation>
  </semantics>
</math>
</file>

<file path=Object 11/content.xml><?xml version="1.0" encoding="utf-8"?>
<math xmlns="http://www.w3.org/1998/Math/MathML" display="block">
  <semantics>
    <mrow>
      <mrow>
        <msub>
          <mi mathvariant="italic">MTTF</mi>
          <mi mathvariant="italic">disk</mi>
        </msub>
        <mo stretchy="false">=</mo>
        <mfrac>
          <mrow>
            <mn>25</mn>
            <mi mathvariant="italic">days</mi>
          </mrow>
          <mrow>
            <mn>1</mn>
            <mi mathvariant="italic">disk</mi>
          </mrow>
        </mfrac>
        <mo stretchy="false">=</mo>
        <mn>25</mn>
      </mrow>
      <mrow>
        <mi mathvariant="italic">days</mi>
        <mo stretchy="false">/</mo>
        <mi mathvariant="italic">disk</mi>
      </mrow>
    </mrow>
    <annotation encoding="StarMath 5.0">MTTF_{disk}=frac {25 days} {1 disk} = 25 days/disk</annotation>
  </semantics>
</math>
</file>

<file path=Object 12/content.xml><?xml version="1.0" encoding="utf-8"?>
<math xmlns="http://www.w3.org/1998/Math/MathML" display="block">
  <semantics>
    <mrow>
      <mrow>
        <msub>
          <mi mathvariant="italic">MTTF</mi>
          <mi mathvariant="italic">system</mi>
        </msub>
        <mo stretchy="false">=</mo>
        <mfrac>
          <mn>1</mn>
          <mrow>
            <mfrac>
              <mn>1</mn>
              <msub>
                <mi mathvariant="italic">MTTF</mi>
                <mi mathvariant="italic">proc</mi>
              </msub>
            </mfrac>
            <mo stretchy="false">+</mo>
            <mfrac>
              <mn>1</mn>
              <msub>
                <mi mathvariant="italic">MTTF</mi>
                <mi mathvariant="italic">mem</mi>
              </msub>
            </mfrac>
            <mo stretchy="false">+</mo>
            <mfrac>
              <mn>1</mn>
              <msub>
                <mi mathvariant="italic">MTTF</mi>
                <mi mathvariant="italic">disk</mi>
              </msub>
            </mfrac>
          </mrow>
        </mfrac>
        <mo stretchy="false">=</mo>
        <mfrac>
          <mn>1</mn>
          <mrow>
            <mfrac>
              <mn>1</mn>
              <mn>2</mn>
            </mfrac>
            <mo stretchy="false">+</mo>
            <mfrac>
              <mn>1</mn>
              <mn>5</mn>
            </mfrac>
            <mo stretchy="false">+</mo>
            <mfrac>
              <mn>1</mn>
              <mn>25</mn>
            </mfrac>
          </mrow>
        </mfrac>
        <mo stretchy="false">=</mo>
        <mfrac>
          <mn>1</mn>
          <mn>0.74</mn>
        </mfrac>
        <mo stretchy="false">=</mo>
        <mn>1.35</mn>
      </mrow>
      <mi mathvariant="italic">days</mi>
    </mrow>
    <annotation encoding="StarMath 5.0">MTTF_{system} = frac {1} {{frac {1} {MTTF_{proc}}}+{frac {1} {MTTF_{mem}}}+ {frac {1} {MTTF_{disk}}} } = frac {1} {{frac {1} {2}} + {frac 1 5} + {frac 1 25}} = frac 1 0.74 = 1.35 days</annotation>
  </semantics>
</math>
</file>

<file path=Object 13/content.xml><?xml version="1.0" encoding="utf-8"?>
<math xmlns="http://www.w3.org/1998/Math/MathML" display="block">
  <semantics>
    <mrow>
      <mi mathvariant="italic">SystemAvailability</mi>
      <mo stretchy="false">=</mo>
      <mfrac>
        <mi mathvariant="italic">MTTF</mi>
        <mrow>
          <mi mathvariant="italic">MTTF</mi>
          <mo stretchy="false">+</mo>
          <mi mathvariant="italic">MTTR</mi>
        </mrow>
      </mfrac>
      <mo stretchy="false">=</mo>
      <mfrac>
        <mrow>
          <mn>1.35</mn>
          <mo stretchy="false">∗</mo>
          <mn>24</mn>
        </mrow>
        <mrow>
          <mrow>
            <mo fence="true" form="prefix" stretchy="false">(</mo>
            <mrow>
              <mrow>
                <mn>1.35</mn>
                <mo stretchy="false">∗</mo>
                <mn>24</mn>
              </mrow>
            </mrow>
            <mo fence="true" form="postfix" stretchy="false">)</mo>
          </mrow>
          <mo stretchy="false">+</mo>
          <mn>1</mn>
        </mrow>
      </mfrac>
      <mo stretchy="false">=</mo>
      <mfrac>
        <mn>32.43</mn>
        <mn>33.43</mn>
      </mfrac>
      <mo stretchy="false">=</mo>
      <mn>0.97</mn>
    </mrow>
    <annotation encoding="StarMath 5.0">SystemAvailability = frac {MTTF} {MTTF + MTTR} = frac {1.35*24} {(1.35*24) +1} = frac {32.43} {33.43} = 0.97</annotation>
  </semantics>
</math>
</file>

<file path=Object 2/content.xml><?xml version="1.0" encoding="utf-8"?>
<math xmlns="http://www.w3.org/1998/Math/MathML" display="block">
  <semantics>
    <mrow>
      <msub>
        <mi>W</mi>
        <mi mathvariant="italic">mem</mi>
      </msub>
      <mo stretchy="false">=</mo>
      <mn>0.85</mn>
    </mrow>
    <annotation encoding="StarMath 5.0">W_{mem}=0.85
</annotation>
  </semantics>
</math>
</file>

<file path=Object 3/content.xml><?xml version="1.0" encoding="utf-8"?>
<math xmlns="http://www.w3.org/1998/Math/MathML" display="block">
  <semantics>
    <mrow>
      <msub>
        <mi>W</mi>
        <mi mathvariant="italic">proc</mi>
      </msub>
      <mo stretchy="false">=</mo>
      <mn>0.15</mn>
    </mrow>
    <annotation encoding="StarMath 5.0">W_{proc}=0.15

</annotation>
  </semantics>
</math>
</file>

<file path=Object 4/content.xml><?xml version="1.0" encoding="utf-8"?>
<math xmlns="http://www.w3.org/1998/Math/MathML" display="block">
  <semantics>
    <mrow>
      <mi mathvariant="italic">Ratio</mi>
      <mo stretchy="false">=</mo>
      <mrow>
        <mrow>
          <msub>
            <mi>W</mi>
            <mi mathvariant="italic">mem</mi>
          </msub>
          <mo stretchy="false">∗</mo>
          <msub>
            <mi mathvariant="italic">ratio</mi>
            <mi mathvariant="italic">memory</mi>
          </msub>
        </mrow>
        <mo stretchy="false">+</mo>
        <mrow>
          <msub>
            <mi>W</mi>
            <mi mathvariant="italic">proc</mi>
          </msub>
          <mo stretchy="false">∗</mo>
          <msub>
            <mi mathvariant="italic">ratio</mi>
            <mi mathvariant="italic">dhrystone</mi>
          </msub>
        </mrow>
      </mrow>
    </mrow>
    <annotation encoding="StarMath 5.0">Ratio = W_{mem}*ratio_{memory} + W_{proc}*ratio_{dhrystone}</annotation>
  </semantics>
</math>
</file>

<file path=Object 5/content.xml><?xml version="1.0" encoding="utf-8"?>
<math xmlns="http://www.w3.org/1998/Math/MathML" display="block">
  <semantics>
    <mrow>
      <msub>
        <mi mathvariant="italic">ParallelizationSpeedup</mi>
        <mn>1</mn>
      </msub>
      <mo stretchy="false">=</mo>
      <mfrac>
        <mn>1</mn>
        <mrow>
          <mn>1</mn>
          <mo stretchy="false">−</mo>
          <mn>0.6</mn>
        </mrow>
      </mfrac>
      <mo stretchy="false">=</mo>
      <mn>2.5</mn>
    </mrow>
    <annotation encoding="StarMath 5.0">ParallelizationSpeedup_{1} = frac {1} {1-0.6} = 2.5 </annotation>
  </semantics>
</math>
</file>

<file path=Object 6/content.xml><?xml version="1.0" encoding="utf-8"?>
<math xmlns="http://www.w3.org/1998/Math/MathML" display="block">
  <semantics>
    <mrow>
      <msub>
        <mi mathvariant="italic">ParallelizationSpeedup</mi>
        <mn>2</mn>
      </msub>
      <mo stretchy="false">=</mo>
      <mfrac>
        <mn>1</mn>
        <mrow>
          <mn>1</mn>
          <mo stretchy="false">−</mo>
          <mn>0.9</mn>
        </mrow>
      </mfrac>
      <mo stretchy="false">=</mo>
      <mn>10</mn>
    </mrow>
    <annotation encoding="StarMath 5.0">ParallelizationSpeedup_{2} = frac {1} {1-0.9} = 10</annotation>
  </semantics>
</math>
</file>

<file path=Object 7/content.xml><?xml version="1.0" encoding="utf-8"?>
<math xmlns="http://www.w3.org/1998/Math/MathML" display="block">
  <semantics>
    <mrow>
      <msub>
        <mi mathvariant="italic">OverallSpeedup</mi>
        <mn>1</mn>
      </msub>
      <mo stretchy="false">=</mo>
      <mfrac>
        <mn>1</mn>
        <mrow>
          <mrow>
            <mo fence="true" form="prefix" stretchy="false">(</mo>
            <mrow>
              <mrow>
                <mn>1</mn>
                <mo stretchy="false">−</mo>
                <mn>0.6</mn>
              </mrow>
            </mrow>
            <mo fence="true" form="postfix" stretchy="false">)</mo>
          </mrow>
          <mo stretchy="false">+</mo>
          <mfrac>
            <mn>0.6</mn>
            <mn>2.5</mn>
          </mfrac>
        </mrow>
      </mfrac>
      <mo stretchy="false">=</mo>
      <mfrac>
        <mn>1</mn>
        <mrow>
          <mn>0.4</mn>
          <mo stretchy="false">+</mo>
          <mn>0.24</mn>
        </mrow>
      </mfrac>
      <mo stretchy="false">=</mo>
      <mn>1.56</mn>
    </mrow>
    <annotation encoding="StarMath 5.0">OverallSpeedup_{1} = frac {1} {(1-0.6) + frac {0.6} {2.5} } = frac {1} {0.4+0.24} = 1.56</annotation>
  </semantics>
</math>
</file>

<file path=Object 8/content.xml><?xml version="1.0" encoding="utf-8"?>
<math xmlns="http://www.w3.org/1998/Math/MathML" display="block">
  <semantics>
    <mrow>
      <msub>
        <mi mathvariant="italic">OverallSpeedup</mi>
        <mn>1</mn>
      </msub>
      <mo stretchy="false">=</mo>
      <mfrac>
        <mn>1</mn>
        <mrow>
          <mrow>
            <mo fence="true" form="prefix" stretchy="false">(</mo>
            <mrow>
              <mrow>
                <mn>1</mn>
                <mo stretchy="false">−</mo>
                <mn>0.9</mn>
              </mrow>
            </mrow>
            <mo fence="true" form="postfix" stretchy="false">)</mo>
          </mrow>
          <mo stretchy="false">+</mo>
          <mfrac>
            <mn>0.9</mn>
            <mn>10</mn>
          </mfrac>
        </mrow>
      </mfrac>
      <mo stretchy="false">=</mo>
      <mfrac>
        <mn>1</mn>
        <mrow>
          <mn>0.1</mn>
          <mo stretchy="false">+</mo>
          <mn>0.09</mn>
        </mrow>
      </mfrac>
      <mo stretchy="false">=</mo>
      <mn>5.26</mn>
    </mrow>
    <annotation encoding="StarMath 5.0">OverallSpeedup_{1} = frac {1} {(1-0.9) + frac {0.9} {10} } = frac {1} {0.1+0.09} = 5.26</annotation>
  </semantics>
</math>
</file>

<file path=Object 9/content.xml><?xml version="1.0" encoding="utf-8"?>
<math xmlns="http://www.w3.org/1998/Math/MathML" display="block">
  <semantics>
    <mrow>
      <mrow>
        <msub>
          <mi mathvariant="italic">MTTF</mi>
          <mi mathvariant="italic">proc</mi>
        </msub>
        <mo stretchy="false">=</mo>
        <mfrac>
          <mrow>
            <mn>2</mn>
            <mi mathvariant="italic">days</mi>
          </mrow>
          <mrow>
            <mn>1</mn>
            <mi mathvariant="italic">processor</mi>
          </mrow>
        </mfrac>
        <mo stretchy="false">=</mo>
        <mn>2</mn>
      </mrow>
      <mrow>
        <mi mathvariant="italic">days</mi>
        <mo stretchy="false">/</mo>
        <mi mathvariant="italic">processor</mi>
      </mrow>
    </mrow>
    <annotation encoding="StarMath 5.0">MTTF_{proc}=frac {2 days} {1 processor} = 2 days/processor</annotation>
  </semantics>
</math>
</file>